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E000002AB7E27AB5507D66B1A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2.602cm" svg:height="13.787cm" svg:x="0.499cm" svg:y="0.502cm">
          <draw:image xlink:href="Pictures/100000010000045E000002AB7E27AB5507D66B1A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3.6cm" fo:page-height="14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22T17:56:56.732320114</dc:date>
    <meta:editing-duration>P1DT2H53M5S</meta:editing-duration>
    <meta:editing-cycles>29</meta:editing-cycles>
    <meta:generator>LibreOffice/7.4.2.3$Linux_X86_64 LibreOffice_project/40$Build-3</meta:generator>
    <meta:document-statistic meta:object-count="1"/>
  </office:meta>
</office:document-meta>
</file>